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444in" fo:margin-left="-0.0785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3.366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3465in"/>
    </style:style>
    <style:style style:name="Table1.E" style:family="table-column">
      <style:table-column-properties style:column-width="1.2944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674in" fo:keep-together="auto"/>
    </style:style>
    <style:style style:name="Table1.3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5201in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fo:color="#ff0000" style:text-line-through-style="solid"/>
    </style:style>
    <style:style style:name="P15" style:family="paragraph" style:parent-style-name="Standard">
      <style:paragraph-properties fo:margin-left="3.9335in" fo:margin-right="0in" fo:text-indent="0.4917in" style:auto-text-indent="false"/>
    </style:style>
    <style:style style:name="P16" style:family="paragraph" style:parent-style-name="Standard" style:master-page-name="First_20_Page">
      <style:paragraph-properties fo:margin-left="3.9335in" fo:margin-right="0in" fo:text-indent="0.4917in" style:auto-text-indent="false" style:page-number="1"/>
      <style:text-properties fo:font-size="14pt" style:font-size-asian="14pt" style:font-size-complex="14pt"/>
    </style:style>
    <style:style style:name="P17" style:family="paragraph" style:parent-style-name="Standard">
      <style:paragraph-properties fo:margin-left="1.4752in" fo:margin-right="0in" fo:text-align="justify" style:justify-single-word="false" fo:text-indent="0.6909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.75in" fo:margin-right="0in" fo:text-indent="0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0.5201in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0.8862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.3937in" style:auto-text-indent="false">
        <style:tab-stops>
          <style:tab-stop style:position="1.8709in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.3937in" style:auto-text-indent="false" fo:background-color="#ffffff" style:text-autospace="none">
        <style:background-image/>
      </style:paragraph-properties>
      <style:text-properties fo:font-size="14pt" style:font-size-asian="14pt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size-complex="14pt"/>
    </style:style>
    <style:style style:name="P29" style:family="paragraph" style:parent-style-name="Standard">
      <style:paragraph-properties fo:margin-left="0.8862in" fo:margin-right="0in" fo:text-align="center" style:justify-single-word="false" fo:text-indent="-0.4925in" style:auto-text-indent="false">
        <style:tab-stops>
          <style:tab-stop style:position="0.5201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.8862in" fo:margin-right="0in" fo:text-indent="-0.4925in" style:auto-text-indent="false">
        <style:tab-stops>
          <style:tab-stop style:position="0.5201in"/>
        </style:tab-stops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fo:margin-left="0.6252in" fo:margin-right="0in" fo:text-align="justify" style:justify-single-word="false" fo:text-indent="-0.2311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33" style:family="paragraph" style:parent-style-name="Standard">
      <style:paragraph-properties fo:margin-left="0in" fo:margin-right="-0.1291in" fo:text-indent="0in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4.9165in" fo:margin-right="-0.1291in" fo:text-indent="0in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4.4252in" fo:margin-right="-0.1291in" fo:text-indent="0.4917in" style:auto-text-indent="false"/>
      <style:text-properties fo:font-size="14pt" style:font-size-asian="14pt" style:font-size-complex="14pt"/>
    </style:style>
    <style:style style:name="P36" style:family="paragraph" style:parent-style-name="Heading_20_2">
      <style:paragraph-properties fo:margin-left="0.4925in" fo:margin-right="0in" fo:text-align="center" style:justify-single-word="false" fo:text-indent="0in" style:auto-text-indent="false"/>
      <style:text-properties style:font-name="Times New Roman" fo:font-style="normal" style:font-style-asian="normal" style:font-name-complex="Times New Roman"/>
    </style:style>
    <style:style style:name="P37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38" style:family="paragraph" style:parent-style-name="обычн_20_БО">
      <style:paragraph-properties fo:margin-left="0in" fo:margin-right="0in" fo:text-indent="0.0311in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9" style:family="paragraph" style:parent-style-name="обычн_20_БО">
      <style:paragraph-properties fo:margin-left="0in" fo:margin-right="0in" fo:text-align="center" style:justify-single-word="false" fo:text-indent="0.0311in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0" style:family="paragraph" style:parent-style-name="обычн_20_БО">
      <style:paragraph-properties fo:margin-left="0in" fo:margin-right="0in" fo:text-indent="0.3752in" style:auto-text-indent="false"/>
      <style:text-properties style:font-name="Times New Roman" style:font-name-complex="Times New Roman" style:font-size-complex="14pt"/>
    </style:style>
    <style:style style:name="P41" style:family="paragraph" style:parent-style-name="обычн_20_БО">
      <style:paragraph-properties fo:margin-left="0in" fo:margin-right="0in" fo:text-indent="0.3752in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обычн_20_БО">
      <style:paragraph-properties fo:margin-left="3.9335in" fo:margin-right="0in" fo:text-indent="0in" style:auto-text-indent="false"/>
      <style:text-properties style:font-name="Times New Roman" fo:font-size="10pt" style:font-size-asian="10pt" style:font-name-complex="Times New Roman"/>
    </style:style>
    <style:style style:name="P43" style:family="paragraph" style:parent-style-name="Основной_20_текст_20_с_20_отступом_20_2">
      <style:paragraph-properties fo:margin-left="0in" fo:margin-right="0in" fo:margin-top="0in" fo:margin-bottom="0in" fo:line-height="100%" fo:text-align="justify" style:justify-single-word="false" fo:text-indent="0.3953in" style:auto-text-indent="false"/>
      <style:text-properties fo:font-size="14pt" style:font-size-asian="14pt" style:font-size-complex="14pt"/>
    </style:style>
    <style:style style:name="P44" style:family="paragraph" style:parent-style-name="Основной_20_текст_20_с_20_отступом_20_2">
      <style:paragraph-properties fo:margin-left="0in" fo:margin-right="0in" fo:margin-top="0in" fo:margin-bottom="0in" fo:line-height="10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45" style:family="paragraph" style:parent-style-name="Основной_20_текст_20_с_20_отступом_20_2">
      <style:paragraph-properties fo:margin-left="0in" fo:margin-right="0in" fo:margin-top="0in" fo:margin-bottom="0in" fo:line-height="100%" fo:text-align="justify" style:justify-single-word="false" fo:text-indent="0.3937in" style:auto-text-indent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46" style:family="paragraph" style:parent-style-name="Footer">
      <style:paragraph-properties fo:margin-left="0in" fo:margin-right="0.25in" fo:text-indent="0in" style:auto-text-indent="false"/>
    </style:style>
    <style:style style:name="P47" style:family="paragraph" style:parent-style-name="Header">
      <style:paragraph-properties fo:text-align="center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18pt" style:font-size-asian="18pt"/>
    </style:style>
    <style:style style:name="T7" style:family="text">
      <style:text-properties fo:font-weight="bold" style:font-weight-asian="bold"/>
    </style:style>
    <style:style style:name="T8" style:family="text">
      <style:text-properties fo:color="#00b050"/>
    </style:style>
    <style:style style:name="T9" style:family="text">
      <style:text-properties fo:font-style="italic" style:font-style-asian="italic"/>
    </style:style>
    <style:style style:name="T10" style:family="text">
      <style:text-properties style:font-style-complex="italic"/>
    </style:style>
    <style:style style:name="T11" style:family="text">
      <style:text-properties fo:color="#0000ff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language-asian="ko" style:country-asian="KR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fo:color="#ff0000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3"/><text:tab/> <text:s text:c="6"/>УТВЕРЖДЕН</text:p>
      <text:p text:style-name="P15"><text:span text:style-name="Цветовое_20_выделение"><text:span text:style-name="T4"><text:s text:c="4"/></text:span></text:span><text:span text:style-name="Цветовое_20_выделение">приказом Минтранса России</text:span></text:p>
      <text:p text:style-name="P15"><text:span text:style-name="Цветовое_20_выделение"><text:span text:style-name="T4"><text:s text:c="4"/>от ______________ <text:s/></text:span></text:span><text:span text:style-name="Цветовое_20_выделение"><text:s/>№ _____</text:span></text:p>
      <text:p text:style-name="P38"/>
      <text:p text:style-name="P38"/>
      <text:p text:style-name="P39"/>
      <text:p text:style-name="P39"/>
      <text:p text:style-name="P39">ПОРЯДОК</text:p>
      <text:p text:style-name="P39">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 </text:p>
      <text:p text:style-name="P39"/>
      <text:p text:style-name="P17"><text:s text:c="2"/><text:span text:style-name="T5">I</text:span>. Общие положения</text:p>
      <text:p text:style-name="P18"/>
      <text:p text:style-name="P40"><text:span text:style-name="T1">1. Порядок 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 <text:s/>(далее - Порядок), разработан в соответствии с пунктом 63 Плана мероприятий, направленных на реализацию государственной программы обеспечения безопасности полетов воздушных судов гражданской авиации, утвержденного распоряжением Правительства Российской Федерации от 6 мая <text:s text:c="2"/>2008 г. № 641-р (Собрание законодательства Российской Федерации, 2008, № 20, <text:s text:c="12"/>ст. 2373).</text:span><text:span text:style-name="T6"> </text:span><text:span text:style-name="T1"><text:s/></text:span></text:p>
      <text:p text:style-name="P41">2. Настоящий Порядок устанавливает требования к функционированию непрерывной системы подготовки, профессиональной пере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.<text:span text:style-name="T7"> </text:span></text:p>
      <text:p text:style-name="P20">3. Профессиональная переподготовка, стажировка, периодическое повышение квалификации и допуск к работе персонала обслуживания воздушного движения (далее – <text:s/>ОВД) и планирования воздушного движения (далее – <text:s/>ПВД) <text:s/>организуются работодателем. </text:p>
      <text:p text:style-name="P26">4. <text:s/>Свидетельство диспетчера управления воздушного движения (далее – диспетчер УВД) выдается при соответствии кандидата требованиям Федеральных авиационных правил «Требования к диспетчерам управления воздушным движением и парашютистам–инструкторам», утвержденных приказом Министерства транспорта Российской Федерации от 26 ноября 2009 г. № 216 (зарегистрирован <text:s/>Минюстом России 15 января 2010 г., регистрационный <text:s/>№ 15996). </text:p>
      <text:p text:style-name="P20"/>
      <text:p text:style-name="P8"><text:s/><text:span text:style-name="T5">II</text:span>. Организация подготовки и профессиональной переподготовки</text:p>
      <text:p text:style-name="P8"/>
      <text:p text:style-name="P21"><text:soft-page-break/>5. Подготовка диспетчеров УВД проводится по очной форме получения образования в <text:s/>образовательных учреждениях среднего профессионального и высшего профессионального образования гражданской авиации. </text:p>
      <text:p text:style-name="P20">Профессиональная переподготовка специалистов, имеющих среднее профессиональное<text:span text:style-name="T8"> </text:span>или высшее <text:s/>профессиональное образование, для выполнения нового вида профессиональной деятельности в установленной сфере проводится <text:s/>в рамках <text:s/>дополнительного профессионального образования в образовательных учреждениях среднего профессионального и высшего профессионального образования гражданской авиации. <text:s/></text:p>
      <text:p text:style-name="P20">6. На профессиональную переподготовку направляются лица, имеющие среднее профессиональное или высшее профессиональное образование.<text:span text:style-name="T9"> </text:span>Лица, направляемые на профессиональную переподготовку, должны иметь соответствующее направление на обучение. Направление выдается работодателем после прохождения собеседования с выдачей представления</text:p>
      <text:p text:style-name="P20">7. Профессиональная переподготовка осуществляется по образовательным программам, предусматривающим изучение отдельных дисциплин, техники и технологии, для выполнения нового вида профессиональной деятельности «Диспетчер УВД». </text:p>
      <text:p text:style-name="P20">8. Профессиональная переподготовка диспетчеров УВД должна обеспечить приобретение необходимых знаний в следующих областях:</text:p>
      <text:p text:style-name="P27">основы воздушного законодательства Российской Федерации, аэронавигационное обслуживание полетов воздушных судов<text:span text:style-name="T10"> (документы, регламентирующие деятельность диспетчера УВД):</text:span></text:p>
      <text:p text:style-name="P27">принципы, использование и ограничения оборудования, применяемого при обслуживании воздушного движения;</text:p>
      <text:p text:style-name="P27"><text:span text:style-name="T10">аэродинамика и летно-технические характеристики воздушных судов,</text:span> принципы полета и эксплуатации воздушных судов;</text:p>
      <text:p text:style-name="P27">применение и понимание метеорологической информации, возникновение и характеристики <text:s/>опасных явлений погоды, <text:s/>измерение метеоэлементов;</text:p>
      <text:p text:style-name="P27">основные положения аэронавигации, принципы, ограничения и точность навигационных систем и визуальных средств;</text:p>
      <text:p text:style-name="P11"><text:span text:style-name="T1"><text:s text:c="3"/><text:tab/>теория и практика обслуживания </text:span>(<text:span text:style-name="T1">управления) воздушного движения, виды обслуживания </text:span>(<text:span text:style-name="T1">управления) воздушного движения, </text:span><text:span text:style-name="T2">основные положения типовых технологий работы диспетчеров УВД органов обслуживания воздушного движения (управления полётами), общие правила радиообмена и типовой фразеологии;</text:span></text:p>
      <text:p text:style-name="P28"><text:span text:style-name="T1">практические методы обеспечения безопасности полетов при обслуживании </text:span>(<text:span text:style-name="T1">управлении) воздушного движения, авиационные происшествия, авиационные инциденты, связанные с недостатками при обслуживании воздушного движения;</text:span></text:p>
      <text:p text:style-name="P20">английский язык (для кандидатов, предполагающих осуществлять функциональные обязанности с применением <text:s/>английского языка).</text:p>
      <text:p text:style-name="P20">Конкретные наименования предметов в указанных областях определяются программой подготовки.</text:p>
      <text:p text:style-name="P20">9. На курсы диспетчеров посадочного радиолокатора направляются диспетчеры УВД, проработавшие не менее одного года на одном из диспетчерских пунктов: <text:soft-page-break/>стартового диспетчерского пункта, диспетчерского пункта круга, диспетчерского пункта подхода, командного диспетчерского пункта, командного диспетчерского пункта местных воздушных линий.</text:p>
      <text:p text:style-name="P20">10. Профессиональная переподготовка <text:span text:style-name="T7"><text:s/></text:span>персонала <text:s/>ПВД в соответствии с перечнем должностей авиационного персонала Российской Федерации проводится в образовательных учреждениях в рамках дополнительного профессионального образования. На профессиональную переподготовку персонала ПВД направляются лица, имеющие образование, как правило, не ниже среднего профессионального, а также лица, имеющие среднее профессиональное или высшее профессиональное образование в области авиации. Лица, направляемые на профессиональную переподготовку, должны иметь соответствующее направление на обучение. Направление выдается работодателем после проведения собеседования.</text:p>
      <text:p text:style-name="P8"/>
      <text:p text:style-name="P8"><text:span text:style-name="T5">III</text:span>. Организация стажировки для получения допуска</text:p>
      <text:p text:style-name="P8">к работе персонала ОВД</text:p>
      <text:p text:style-name="P8"/>
      <text:p text:style-name="P20">11. К стажировке допускаются лица, имеющие среднее профессиональное или высшее профессиональное образование в области управления воздушным движением, а также лица, прошедшие курсы профессиональной переподготовки для выполнения нового вида деятельности «Диспетчер УВД», имеющие соответствующие документы государственного образца об образовании. </text:p>
      <text:p text:style-name="P20">После окончания стажировки работодатель готовит на указанных лиц представления в соответствующую квалификационную комиссию для прохождения проверки уровня подготовки для получения свидетельства диспетчера УВД, квалификационной отметки третьего класса классной квалификации и первоначального допуска к УВД.</text:p>
      <text:p text:style-name="P20"><draw:frame draw:style-name="fr1" draw:name="Frame1" text:anchor-type="char" svg:x="8.0091in" svg:y="0.461in" svg:width="0.6in" svg:height="0.3in" draw:z-index="1"><draw:text-box><text:p text:style-name="P12">- 15 -</text:p></draw:text-box></draw:frame>12. Стажировка проводится на основании приказа работодателя, в котором за каждым стажёром закрепляется <text:s text:c="2"/>диспетчер-инструктор (штатный или внештатный), определяется диспетчерский пункт, сроки начала и окончания и цель стажировки. На каждого диспетчера-стажера ведется дневник, программа и план стажировки. Объем стажировки определяется приложением <text:s/>к настоящему Порядку.</text:p>
      <text:p text:style-name="P20">13. Все изменения, происходящие в период стажировки, оформляются новым приказом работодателя.</text:p>
      <text:p text:style-name="P43">14. Стажировка проводится под руководством и постоянным контролем диспетчера-инструктора с целью подготовки стажёра для получения допуска к работе на конкретном диспетчерском пункте в течение установленного периода времени.</text:p>
      <text:p text:style-name="P20">15. Стажировка состоит из предварительной и практической подготовки.<text:line-break/> <text:s text:c="7"/>16. Предварительная подготовка включает в себя:</text:p>
      <text:p text:style-name="P20">изучение организационной структуры центра ОВД;</text:p>
      <text:p text:style-name="P20">изучение структуры воздушного пространства;</text:p>
      <text:p text:style-name="P20">ознакомление с общим технологическим процессом диспетчерского обслуживания (управления) воздушного движения на диспетчерских пунктах;</text:p>
      <text:p text:style-name="P20"><text:soft-page-break/>изучение инструкции по производству полетов (аэронавигационного паспорта аэродрома) в районе аэродрома (в аэроузле, воздушной зоне) и иных документов, регламентирующих работу конкретного диспетчерского пункта;</text:p>
      <text:p text:style-name="P20">ознакомление со справочным материалом, используемым на конкретном диспетчерском пункте; </text:p>
      <text:p text:style-name="P20">изучение порядка и особенностей взаимодействия со смежными диспетчерскими пунктами, органами контроля и координации полетов;</text:p>
      <text:p text:style-name="P20">ознакомление с метеорологическим обеспечением диспетчерского пункта;</text:p>
      <text:p text:style-name="P20">ознакомление с радиотехническими системами обеспечения полетов при управлении воздушным движением;</text:p>
      <text:p text:style-name="P20">ознакомление с наземными средствами связи;</text:p>
      <text:p text:style-name="P20">изучение диспетчерского пункта (оборудование и его эксплуатация) и особенностей ОВД;</text:p>
      <text:p text:style-name="P20">изучение технологии работы диспетчера УВД конкретного диспетчерского пункта и практического применения правил и фразеологии радиообмена.</text:p>
      <text:p text:style-name="P20">17. Предварительная подготовка проводится под руководством закрепленного диспетчера-инструктора и завершается проверкой знаний стажера и принятием решения о его готовности <text:s/>к началу практической подготовки.</text:p>
      <text:p text:style-name="P20">Если стажер не приобрел необходимого минимального уровня знаний для перехода к практической подготовке, ему <text:s/>назначается <text:s/>дополнительное время для подготовки с последующей повторной проверкой знаний. Повторная проверка знаний стажера проводится вышестоящим должностным лицом в присутствии диспетчера-инструктора.</text:p>
      <text:p text:style-name="P20">18. Практическая подготовка <text:s text:c="2"/>проводится на диспетчерском тренажере и рабочем месте в <text:s text:c="2"/>соответствии с утвержденным планом и <text:s/>включает в себя демонстрацию обслуживания воздушного движения диспетчером-инструктором, работу стажера в качестве диспетчера УВД под контролем диспетчера-инструктора, ознакомление с работой смежных диспетчерских пунктов, разбор характерных ошибок, а также выполнение тренировочных упражнений на диспетчерском тренажере под контролем диспетчера-инструктора тренажера<text:span text:style-name="T11">.</text:span></text:p>
      <text:p text:style-name="P20">19. После окончания стажировки проводится теоретическая и практическая проверка стажера к самостоятельной работе на рабочем месте <text:s/>и <text:s/>диспетчерском тренажере путем оценки полученных теоретических знаний и практических навыков.</text:p>
      <text:p text:style-name="P20">Проверка теоретических знаний проводится по пятибалльной системе по дисциплинам, определенным пунктом 36 настоящего Порядка, а при последующем допуске к самостоятельной работе проводится по дисциплинам, определенным подпунктами «г», «д», «з» и «и» пункта <text:s/>36 настоящего Порядка, в соответствии с имеющейся квалификационной отметкой и классной квалификацией.</text:p>
      <text:p text:style-name="P20">Проверка и оценка практических навыков проводится в соответствии с пунктами 45 и 61 настоящего Порядка.</text:p>
      <text:p text:style-name="P20">20. Стажировка для получения допуска к работе может быть увеличена работодателем по времени вдвое, если:</text:p>
      <text:p text:style-name="P20"><text:soft-page-break/>по заключению соответствующего диспетчера-инструктора стажер не готов к проверкам на диспетчерском тренажере и (или) рабочем месте диспетчера УВД;</text:p>
      <text:p text:style-name="P20">стажер во время проверки на диспетчерском тренажере и (или) рабочем месте диспетчера УВД показал неготовность к самостоятельному обслуживанию воздушного движения; <text:s/></text:p>
      <text:p text:style-name="P20">по заключению соответствующего диспетчера-инструктора (диспетчера-инструктора тренажера) стажер не готов к самостоятельному обслуживанию воздушного движения на английском языке, если диспетчер УВД получает допуск к обслуживанию воздушного движения на английском языке.</text:p>
      <text:p text:style-name="P20">21. Стажировка для получения допуска к работе диспетчером УВД прекращается, если:</text:p>
      <text:p text:style-name="P20">стажер не овладел минимальным уровнем теоретических знаний для перехода к практической подготовке, несмотря на выделенное для этой цели дополнительное время;</text:p>
      <text:p text:style-name="P20">стажер во время проверки на диспетчерском тренажере и/или рабочем месте диспетчера УВД показал неготовность к самостоятельному обслуживанию воздушного движения после того, как закончил второй период стажировки, увеличенный вдвое;</text:p>
      <text:p text:style-name="P20">по заключению соответствующего диспетчера-инструктора (диспетчера-инструктора тренажера) стажер не готов к самостоятельному обслуживанию воздушного движения на английском языке после того, как прошел второй период стажировки, увеличенный вдвое, если диспетчер УВД получает допуск к обслуживанию воздушного движения на английском языке.</text:p>
      <text:p text:style-name="P43">22. Решение о прекращении стажировки принимает <text:s/>работодатель на основании соответствующего представления начальника центра ОВД (начальника службы движения).</text:p>
      <text:p text:style-name="P20">23. Первоначальный допуск к работе в качестве диспетчера УВД оформляется приказом работодателя на основании решения соответствующей квалификационной комиссии при соблюдении следующих условий:</text:p>
      <text:p text:style-name="P20">наличие документа государственного образца об образовании;</text:p>
      <text:p text:style-name="P20">успешное прохождение стажировки в объеме согласно приложению к настоящему Порядку;</text:p>
      <text:p text:style-name="P20">прохождение проверок <text:s/>практических навыков по обслуживанию воздушного движения продолжительностью не менее двух часов на рабочем месте и не менее двух часов на диспетчерском тренажере;</text:p>
      <text:p text:style-name="P20">наличие представления <text:s/>работодателя (начальника центра ОВД), заверенного печатью;</text:p>
      <text:p text:style-name="P20">уровень теоретических знаний и практических навыков должен соответствовать требованиям, предъявляемым к диспетчеру УВД <text:s/>третьего класса.</text:p>
      <text:p text:style-name="P20">24. Стажировка для получения последующего допуска к ОВД в одном центре ОВД (подразделении) <text:s/>проводится не ранее, чем через один год после получения первоначального допуска к ОВД. <text:s/>Стажировка для получения последующего допуска к ОВД на одноименных пунктах УВД проводится не ранее, чем <text:s/>через шесть месяцев после получения первоначального допуска к ОВД. </text:p>
      <text:p text:style-name="P20"><text:soft-page-break/>В случае совмещения секторов одноименного диспетчерского пункта с учетом уровня теоретической подготовки и практических навыков диспетчера УВД и на основании решения начальника центра ОВД, стажировка может проводиться одновременно на совмещаемых секторах. <text:s/>В этом случае продолжительность стажировки должна быть увеличена не менее, чем на 30%. </text:p>
      <text:p text:style-name="P20">25. При стажировке для получения последующего допуска к ОВД в пределах данной квалификационной отметки, учитывая <text:s/>уровень теоретической подготовки и практических навыков специалиста, работодателю разрешается сокращать объем стажировки, указанный в приложении <text:s/>к настоящему Порядку, но не более, чем в три раза. </text:p>
      <text:p text:style-name="P20">26. Допуск к работе на эпизодически совмещаемых диспетчерских пунктах ОВД оформляется после получения допуска к ОВД на каждом из совмещаемых диспетчерских пунктов.</text:p>
      <text:p text:style-name="P20">27. Все допуска к работе оформляются приказом работодателя. Запись о допуске к работе на конкретном диспетчерском пункте (секторе) является неотъемлемой частью квалификационной отметки и подтверждает права или ограничения, относящиеся к этому свидетельству.</text:p>
      <text:p text:style-name="P20">28. Допуск к обслуживанию воздушного движения на английском языке может быть получен одновременно с получением первоначального допуска к работе диспетчером УВД. </text:p>
      <text:p text:style-name="P20">29. Для получения допуска к обслуживанию <text:s/>воздушного движения на английском языке диспетчером-инструктором (диспетчером-инструктором тренажера) проводится проверка в объеме не <text:s/>менее двух часов на рабочем месте диспетчера УВД и не менее двух часов на диспетчерском тренажере. При отсутствии диспетчерского тренажера объем проверки на рабочем месте должен быть не менее девяти часов.</text:p>
      <text:p text:style-name="P20">30. Допуск диспетчера УВД к обслуживанию <text:s/>воздушного движения на английском языке оформляется приказом работодателя при соблюдении следующих условий:</text:p>
      <text:p text:style-name="P20">оценки не ниже «хорошо» по правилам ведения радиообмена в документе установленного образца об окончании учебного заведения; </text:p>
      <text:p text:style-name="P20">результатов проверки практических навыков по ОВД на английском языке <text:s/>и результатов проверки практических навыков на диспетчерском <text:s/>тренажере;</text:p>
      <text:p text:style-name="P20">записи в свидетельстве диспетчера УВД о владении 4 (рабочим) уровнем английского языка по Шкале оценки языковых знаний ИКАО на основании предъявленного документа (сертификата).*</text:p>
      <text:p text:style-name="P22">31. Стажировка руководителя полетов, старшего диспетчера, диспетчера-инструктора осуществляется под контролем руководителя стажировки в объеме согласно приложению <text:s/>к настоящему Порядку.</text:p>
      <text:p text:style-name="P20"/>
      <text:p text:style-name="P20"/>
      <text:p text:style-name="P7"/>
      <text:p text:style-name="P7">____________</text:p>
      <text:p text:style-name="P1"><text:span text:style-name="T3">* </text:span><text:span text:style-name="T12">Применяются по истечении определенного ИКАО переходного периода практической реализации языкового стандарта.</text:span></text:p>
      <text:p text:style-name="P20"><text:soft-page-break/></text:p>
      <text:p text:style-name="P22">32. Основанием для получения допуска к работе в качестве руководителя полетов, старшего диспетчера, диспетчера-инструктора является:</text:p>
      <text:p text:style-name="P20">наличие образования и стажа работы в соответствии с <text:s/>требованиями Федеральных авиационных правил «Требования к диспетчерам управления воздушным движением и парашютистам–инструкторам», утвержденных приказом Министерства транспорта Российской Федерации от 26 ноября 2009 г. № 216 (зарегистрирован <text:s/>Минюстом России 15 января 2010 г., регистрационный <text:s/>№ 15996). <text:s/></text:p>
      <text:p text:style-name="P20">представление, подписанное <text:s/>начальником центра ОВД, заверенное печатью;</text:p>
      <text:p text:style-name="P20">наличие удостоверения о прохождении курсов подготовки для <text:s/>получения <text:s text:c="2"/>соответствующего допуска;</text:p>
      <text:p text:style-name="P20">положительное заключение по результатам профессионально-психологического отбора;</text:p>
      <text:p text:style-name="P20">успешное прохождение стажировки; <text:s text:c="2"/></text:p>
      <text:p text:style-name="P20">положительные <text:s/>результаты проверки практических навыков по соответствующей должности; </text:p>
      <text:p text:style-name="P20">результаты проверки теоретических знаний по соответствующей должности;</text:p>
      <text:p text:style-name="P20">решение уполномоченного органа в области гражданской авиации.</text:p>
      <text:p text:style-name="P22">33. Допуск к работе руководителем полетов, старшим диспетчером, диспетчером-инструктором оформляется приказом работодателя.</text:p>
      <text:p text:style-name="P7"/>
      <text:p text:style-name="P29"><text:span text:style-name="T5">IV</text:span>. Организация теоретической и практической подготовки <text:s/></text:p>
      <text:p text:style-name="P29"><text:s/>персонала <text:s/>ОВД</text:p>
      <text:p text:style-name="P22"/>
      <text:p text:style-name="P30">34. Проверка теоретических знаний персонала ОВД проводится экзаменатором</text:p>
      <text:p text:style-name="P10">с <text:s/>выставлением <text:s/>оценок по пятибалльной шкале (по билетам <text:s/>письменно или устно)</text:p>
      <text:p text:style-name="P9">или с использованием компьютерной техники по <text:span text:style-name="T13">единой базе контрольных вопросов (тестов). </text:span></text:p>
      <text:p text:style-name="P20">35. Проверка теоретических знаний персонала ОВД осуществляется в случаях: <text:s/></text:p>
      <text:p text:style-name="P20">при получении свидетельства диспетчера УВД, первоначального допуска к работе, третьего класса классной квалификации и квалификационной отметки;</text:p>
      <text:p text:style-name="P20">при последующем присвоении (подтверждении) квалификационной отметки;</text:p>
      <text:p text:style-name="P31">при продлении срока действия свидетельства;</text:p>
      <text:p text:style-name="P31">при повышении (подтверждении) классной квалификации;</text:p>
      <text:p text:style-name="P31">при допуске к самостоятельной работе; </text:p>
      <text:p text:style-name="P20">при нарушениях, приведших к авиационному происшествию или авиационному инциденту.</text:p>
      <text:p text:style-name="P20">36. Теоретические знания проверяются в следующих областях:</text:p>
      <text:p text:style-name="P45">а) основы воздушного законодательства Российской Федерации, аэронавигационное обслуживание полетов воздушных судов;</text:p>
      <text:p text:style-name="P20">б) <text:s text:c="4"/>обеспечение безопасности полетов;</text:p>
      <text:p text:style-name="P20">в) <text:s text:c="4"/>обслуживание воздушного движения;</text:p>
      <text:p text:style-name="P20">г) <text:s text:c="4"/>технологии работы, правила радиообмена и типовая фразеология;</text:p>
      <text:p text:style-name="P20">д) <text:s text:c="4"/>метеорологическое обеспечение полетов;</text:p>
      <text:p text:style-name="P23"><text:soft-page-break/>е) <text:s/>основы аэродинамики и летно-технические характеристики воздушных судов;</text:p>
      <text:p text:style-name="P20">ж) <text:s text:c="3"/>навигационное (штурманское) обеспечение полетов;</text:p>
      <text:p text:style-name="P20">з) <text:s text:c="4"/>радиотехническое и светотехническое обеспечение полетов;</text:p>
      <text:p text:style-name="P21">и) английский язык (для персонала, осуществляющего обслуживание воздушного движения <text:s/>на английском языке).</text:p>
      <text:p text:style-name="P21">Руководители полетов и персонал ОВД, имеющий допуск к работе руководителем полетов, дополнительно проходят проверку теоретических знаний по порядку действий при авиационном происшествии или авиационном инциденте, порядку обеспечения и обслуживания литерных рейсов и порядку использования средств объективного контроля.</text:p>
      <text:p text:style-name="P19">37. Проверка считается успешно завершенной, если:</text:p>
      <text:p text:style-name="P19">при контрольном тестировании на ЭВМ проверяемый диспетчер УВД с учетом классной квалификации ответил правильно не менее чем на 75 % вопросов по разделу (области), допускающему оценку 3 (три), не менее чем на 80% вопросов по разделу (области), допускающему оценку 4 (четыре), и не менее чем на 85% вопросов по разделу (области), допускающему оценку 5 (пять), <text:s/>или сдал <text:s/>экзамен (зачет) с <text:s/>оценками, предъявляемыми соответствующему классу классной квалификации.</text:p>
      <text:p text:style-name="P19">Количество вопросов при контрольном тестировании по каждому разделу (области) должно быть не более 20.</text:p>
      <text:p text:style-name="P19">38. При результатах тестирования ниже, чем 75%, 80% и 85% правильных ответов соответственно, специалисту предоставляется возможность повторного тестирования в течение пяти дней. В случае повторного отрицательного результата проверки специалист направляется в соответствующую квалификационную комиссию для подтверждения соответствующего класса квалификации. <text:s/></text:p>
      <text:p text:style-name="P19">После повторного тестирования и получения отметок, соответствующих одному из предусмотренных классов классной квалификации, <text:s/>при продлении срока действия свидетельства <text:s/>свидетельство продлевается. В случае решения соответствующей квалификационной комиссии о понижении классной квалификации в свидетельство диспетчера УВД вносится соответствующая запись о понижении в классе. Датой понижения в классе считается дата принятия решения соответствующей квалификационной комиссией. Повторная проверка теоретических знаний на повышение классной квалификации возможна не ранее чем через год.</text:p>
      <text:p text:style-name="P19">Оценки, полученные при присвоении классной квалификации, действительны при продлении срока действия свидетельства в течение шести месяцев.</text:p>
      <text:p text:style-name="P20">39. Проверка практических навыков персонала ОВД осуществляется в следующих случаях:</text:p>
      <text:p text:style-name="P20">при получении свидетельства диспетчера УВД, первоначального допуска к работе, третьего класса квалификации и квалификационной отметки;</text:p>
      <text:p text:style-name="P20">при последующем присвоении (подтверждении) квалификационной отметки;</text:p>
      <text:p text:style-name="P20">при допуске к самостоятельной работе;</text:p>
      <text:p text:style-name="P20">при допуске к обслуживанию воздушного движения на английском языке;</text:p>
      <text:p text:style-name="P20"><text:soft-page-break/>при продлении срока действия свидетельства;</text:p>
      <text:p text:style-name="P20">при повышении (подтверждении) классной квалификации; </text:p>
      <text:p text:style-name="P20">при перерывах в работе более 30 дней;</text:p>
      <text:p text:style-name="P20">при нарушениях, приведших к авиационному происшествию или авиационному инциденту.</text:p>
      <text:p text:style-name="P44">40. Виды проверок, указанных в пункте 36 (за исключением случаев совершения авиационного происшествия или <text:s/>авиационного инцидента при ОВД), могут совмещаться по времени.</text:p>
      <text:p text:style-name="P20">41. <text:span text:style-name="T14">Проверка практических навыков диспетчера УВД осуществляется на одном из диспетчерских пунктов (секторе), на котором имеется допуск к работе с учетом действующей квалификационной отметки (отметок).</text:span></text:p>
      <text:p text:style-name="P24">43. Результаты проверок <text:span text:style-name="T14">практических навыков </text:span>диспетчера УВД заносятся в оценочный лист и в книжку диспетчера УВД. Оценки проверок практических навыков действительны для кандидатов, представленных для <text:s/>повышения классной квалификации в течение шести месяцев. </text:p>
      <text:p text:style-name="P20">44. Проверка практических навыков диспетчера УВД производится в течение двух часов при средней интенсивности (сложности) воздушного движения. При перерывах в работе от трёх до шести месяцев продолжительность проверок удваивается. При перерывах в работе от шести месяцев до одного года проводится стажировка на диспетчерском пункте в объеме от 36 до 72 часов, а при перерывах в работе более одного года в соответствии с приложением <text:s/>к настоящему Порядку.</text:p>
      <text:p text:style-name="P20">45. Проверки практических навыков диспетчеров УВД проводятся диспетчерами-инструкторами, а также старшими диспетчерами и руководителями полетов.</text:p>
      <text:p text:style-name="P20">Проверка проводится по следующим элементам:</text:p>
      <text:p text:style-name="P25">прием дежурства и подготовка рабочего места;</text:p>
      <text:p text:style-name="P25">знание воздушной и метеорологической обстановки в контролируемом районе (зоне), особенности выполнения плана воздушного движения;</text:p>
      <text:p text:style-name="P25">соблюдение установленных правил обслуживания воздушного движения согласно техологии работы;</text:p>
      <text:p text:style-name="P25">использование радиотехнических средств;</text:p>
      <text:p text:style-name="P25">знание и применение правил радиообмена и правильное применение типовой фразеологии, а также <text:s/>в части выполнения своих функциональных обязанностей соблюдение требований табеля сообщений о движении воздушных судов в Российской Федерации;</text:p>
      <text:p text:style-name="P32">ведение установленной диспетчерской документации согласно технологии работы. </text:p>
      <text:p text:style-name="P20">46. Проверку деятельности руководителей полетов, старших диспетчеров и диспетчеров-инструкторов осуществляют старшие начальники один раз в <text:s text:c="16"/>12 <text:s/>месяцев.</text:p>
      <text:p text:style-name="P20">Проверка деятельности руководителей полетов и <text:s/>старших диспетчеров проводится по следующим элементам:</text:p>
      <text:p text:style-name="P20">проведение инструктажа работы смены;</text:p>
      <text:p text:style-name="P20">прием и сдача дежурства;</text:p>
      <text:p text:style-name="P20"><text:soft-page-break/>контроль приема и сдачи дежурства персоналом ОВД диспетчерской смены, а также организации подмены диспетчеров УВД в процессе работы;</text:p>
      <text:p text:style-name="P20">взаимодействие со службами, обеспечивающими полеты;</text:p>
      <text:p text:style-name="P20">контроль работы диспетчерской смены в период дежурства; </text:p>
      <text:p text:style-name="P20">проведение разбора работы диспетчерской смены. <text:s/></text:p>
      <text:p text:style-name="P20">Проверка деятельности диспетчеров-инструкторов проводится по следующим элементам:</text:p>
      <text:p text:style-name="P20">организация, планирование и проведение предварительной подготовки <text:s/>стажера;</text:p>
      <text:p text:style-name="P20">определение готовности стажера к практической стажировке;</text:p>
      <text:p text:style-name="P20">организация, планирование и проведение практической стажировки на диспетчерском пункте и диспетчерском тренажере;</text:p>
      <text:p text:style-name="P20">ведение дневника стажера и оформление представления на допуск к работе в качестве диспетчера УВД.</text:p>
      <text:p text:style-name="P20">47. Проверку деятельности руководителей полетов, старших диспетчеров и диспетчеров-инструкторов разрешается проводить поэтапно в течение двух-трех смен.<text:span text:style-name="T11"> </text:span></text:p>
      <text:p text:style-name="P20">48. В процессе проверки практических навыков <text:s/>диспетчеров УВД необходимо использовать данные анализа средств объективного контроля.</text:p>
      <text:p text:style-name="P20">49. О результатах проверки технологии работы и об использовании средств объективного контроля делается отметка в книжке диспетчера УВД. </text:p>
      <text:p text:style-name="P20">50. Проверка практических навыков диспетчеров УВД, допущенных к обслуживанию воздушного движения на английском языке, проводится на русском и английском языках одновременно (смешанно).</text:p>
      <text:p text:style-name="P20">51. Тренажерная подготовка является неотъемлемой частью проверки практических навыков в случаях, указанных в пункте 52<text:span text:style-name="T15"> </text:span>настоящего Порядка.</text:p>
      <text:p text:style-name="P20">52. Тренажерная подготовка персонала ОВД проводится в следующих случаях:</text:p>
      <text:p text:style-name="P20">при допуске к самостоятельной работе;</text:p>
      <text:p text:style-name="P20">при допуске к обслуживанию воздушного движения на английском языке;</text:p>
      <text:p text:style-name="P20">при продлении срока действия свидетельства;</text:p>
      <text:p text:style-name="P20">при повышении (подтверждении) в классе;</text:p>
      <text:p text:style-name="P20">при подготовке к работе в весенне-летний период <text:s/>и в осенне-зимний период;</text:p>
      <text:p text:style-name="P20">при перерывах в работе по обслуживанию воздушного движения более трех месяцев; </text:p>
      <text:p text:style-name="P20">при присвоении (подтверждении) квалификационной отметки;</text:p>
      <text:p text:style-name="P20">при нарушениях, приведших к авиационному происшествию или авиационному инциденту;</text:p>
      <text:p text:style-name="P20"><text:s/>при изменении маршрутов и схем полетов, внедрении новых процедур ОВД.</text:p>
      <text:p text:style-name="P20">Руководитель полетов может направить диспетчера УВД на дополнительную тренажерную подготовку по результатам проверки средств объективного контроля.</text:p>
      <text:p text:style-name="P20">53. Тренажерная подготовка <text:s/>проводится в объеме не менее двух часов, а при допуске к самостоятельной работе <text:s/>в объёме, указанном в приложении к настоящему Порядку.</text:p>
      <text:p text:style-name="P20"><text:soft-page-break/>54. Тренажерная подготовка персонала ОВД <text:s/>включает в себя тренировки на диспетчерском тренажере (далее - тренировка) и проверки практических навыков по управлению воздушным движением на диспетчерском тренажере (далее – проверка).</text:p>
      <text:p text:style-name="P20">55. Прохождение тренажерной подготовки персонала ОВД осуществляется под руководством диспетчера-инструктора тренажера. Тренажерная подготовка может проводиться как индивидуально, так и в составе смены.</text:p>
      <text:p text:style-name="P20">56. Допускается индивидуальная подготовка на диспетчерском тренажере по личной инициативе специалиста. </text:p>
      <text:p text:style-name="P20">57. При отсутствии диспетчерского тренажера в центре ОВД для проведения тренажерной подготовки диспетчеров УВД она может быть <text:s/>заменена проверкой практических навыков <text:s/>на рабочем месте на основании решения работодателя в объеме, указанном в пунктах 29 и 44 <text:s/>настоящего Порядка. </text:p>
      <text:p text:style-name="P20">58. Перед проверкой (тренировкой) проводится инструктаж, во время которого объясняются особенности и цели предстоящего упражнения. На инструктаже при необходимости проводится проверка знаний и определение готовности <text:s/>диспетчера УВД к выполнению предстоящего упражнения. Диспетчер-инструктор тренажера не допускает к проверке (тренировке) неподготовленного специалиста с последующим докладом об этом его непосредственному начальнику.</text:p>
      <text:p text:style-name="P20">59. С диспетчером УВД, впервые прибывшим для прохождения тренировки, диспетчер-инструктор тренажера проводит ознакомительное занятие. При необходимости проводится инструкторский показ выполнения упражнения по обслуживанию воздушного движения. Продолжительность тренировки определяет диспетчер-инструктор тренажера в зависимости от цели тренировки и уровня подготовки тренируемого диспетчера УВД.</text:p>
      <text:p text:style-name="P20">60. По окончании тренировки <text:s/>проводится разбор допущенных ошибок по обслуживанию воздушного движения. </text:p>
      <text:p text:style-name="P20">61. Оценка практических навыков производится с применением пятибалльной системы по следующим технологическим операциям:</text:p>
      <text:p text:style-name="P20">прием дежурства и подготовка рабочего места;</text:p>
      <text:p text:style-name="P20">соблюдение правил и процедур управления воздушным движением;</text:p>
      <text:p text:style-name="P20">анализ и решение конфликтных ситуаций;</text:p>
      <text:p text:style-name="P20">соблюдение правил радиосвязи и фразеологии радиообмена;</text:p>
      <text:p text:style-name="P20">приоритетность, регулирование очередности, управление скоростями, векторение, эшелонирование, техника управления воздушным движением <text:span text:style-name="T5">c</text:span> использованием средств наблюдения ОВД;</text:p>
      <text:p text:style-name="P20">действия при управлении воздушным движением в особых случаях и условиях в полете.</text:p>
      <text:p text:style-name="P20">62. Каждому специалисту, направляемому на тренажерную подготовку, выдается письменное задание с указанием диспетчерского пункта, на котором должна проводиться тренажерная подготовка. Результаты тренажерной подготовки заносятся в оценочный лист, специальный журнал и в книжку диспетчера УВД.</text:p>
      <text:p text:style-name="P20">Оценки по тренажерной подготовке выставляются при допуске к самостоятельной работе (в том числе при допуске к ОВД на английском языке), <text:soft-page-break/>присвоении (подтверждении) квалификационной отметки, продлении срока действия свидетельства диспетчера УВД и повышении (подтверждения) классной квалификации. В остальных случаях тренажерная подготовка направлена на тренировку персонала ОВД, поддержание (восстановление) навыков по обслуживанию воздушного движения и применению их при ОВД в нестандартных ситуациях и не сопровождается выставлением оценок.</text:p>
      <text:p text:style-name="P20">Результаты тренажерной подготовки для персонала ОВД, представляемого на повышение (подтверждение) классной квалификации, действительны в течение шести месяцев.</text:p>
      <text:p text:style-name="P20">63. Диспетчеры УВД, имеющие допуск к обслуживанию воздушного движения на английском языке, проходят тренажерную подготовку на английском и русском языках одновременно.</text:p>
      <text:p text:style-name="P20"/>
      <text:h text:style-name="P37" text:outline-level="3"><text:span text:style-name="T5">V</text:span>. Повышение и поддержание квалификации персонала ОВД</text:h>
      <text:p text:style-name="P8"/>
      <text:p text:style-name="P20">64. Курсы повышения квалификации персонала ОВД проводятся с целью:</text:p>
      <text:p text:style-name="P20">получения последующих квалификационных отметок персоналом ОВД; </text:p>
      <text:p text:style-name="P20">повышения в должности персонала ОВД;</text:p>
      <text:p text:style-name="P20">подготовки для получения допуска к работе руководителем полетов, старшим диспетчером, диспетчером-инструктором; <text:s/></text:p>
      <text:p text:style-name="P20">периодического повышения квалификации персонала ОВД и освоения новых технических средств и систем ОВД;</text:p>
      <text:p text:style-name="P20">восстановления профессиональных знаний и навыков после длительных перерывов в работе (более одного года).</text:p>
      <text:p text:style-name="P20">65. Повышение квалификации персонала ОВД проводится в целях изучения новых средств и современных методов обслуживания воздушного движения, совершенствования и приобретения углубленных знаний, умений и навыков по своей профессии, в организаторской и методической работе. </text:p>
      <text:p text:style-name="P20">66. Кандидаты на получение допуска к работе руководителя полетов, назначаемые на должности начальников: пунктов ОВД; служб движения; центров Единой системы организации воздушного движения (далее - <text:s/>ЕС ОрВД) и центров ОВД, директора филиалов и центров ОВД и их заместители по ОВД перед назначением на должность проходят курсы подготовки в образовательных учреждениях среднего и высшего профессионального образования гражданской авиации. <text:s/></text:p>
      <text:p text:style-name="P20">Директора филиалов и центров ОВД и их заместители по ОВД, начальники служб движения организаций, начальники пунктов ОВД и центров ОВД <text:s/>могут проходить курсы повышения квалификации и после назначения на должность, но не позднее шести месяцев после назначения.</text:p>
      <text:p text:style-name="P20">67. Курсы повышения квалификации по подготовке старших диспетчеров, диспетчеров-инструкторов и диспетчеров-инструкторов тренажеров комплектуются из числа наиболее подготовленных диспетчеров УВД, имеющих способность к учебно-методической и воспитательной работе. </text:p>
      <text:p text:style-name="P20"><text:soft-page-break/>68. Курсы повышения квалификации по подготовке руководителей полетов комплектуются из числа наиболее подготовленных диспетчеров УВД, старших диспетчеров и диспетчеров-инструкторов <text:s/>с <text:s/>образованием, <text:s/>требуемым для занятия данной должности, показавших высокие организаторские и методические способности на предыдущих этапах работы по <text:s/>управлению воздушным движением. </text:p>
      <text:p text:style-name="P20">69. Перед назначением на должность руководителей полетов, старших диспетчеров и диспетчеров-инструкторов кандидаты проходят профессионально-психологический отбор.</text:p>
      <text:p text:style-name="P20">70. Директора филиалов и центров ОВД, их заместители по ОВД, начальники главного, зональных, районных центров ЕС ОрВД, <text:s/>начальники аэродромных диспетчерских центров, начальники служб, диспетчерских пунктов ОВД, а также лица, занимающие должности руководителя полетов,<text:span text:style-name="T8"> </text:span>проходят курсы повышения квалификации образовательных учреждениях <text:s/>среднего профессионального и высшего профессионального образования гражданской авиации один раз в пять лет.</text:p>
      <text:p text:style-name="P20"><text:s text:c="2"/>Для руководителей полетов, имеющих допуск к обслуживанию полетов на английском языке, курсы повышения квалификации организуются по совмещенной программе. </text:p>
      <text:p text:style-name="P20">71. Старшие <text:s/>диспетчеры, <text:s/>диспетчеры-инструкторы, диспетчеры-инструкторы тренажеров, диспетчеры УВД проходят курсы повышения квалификации в образовательных учреждениях среднего и высшего профессионального образования гражданской авиации или АУЦ один раз в три года. </text:p>
      <text:p text:style-name="P20">72. Диспетчеры планирования воздушного движения главного центра <text:s text:c="13"/>ЕС ОрВД, зонального центра ЕС ОрВД, групп обеспечения планирования и аэродромного диспетчерского пункта проходят курсы повышения квалификации в образовательных учреждениях среднего и высшего профессионального образования гражданской авиации или АУЦ один раз в пять лет.</text:p>
      <text:p text:style-name="P20">73. Для старших <text:s/>диспетчеров, <text:s/>диспетчеров-инструкторов, <text:s/>диспетчеров УВД, имеющих допуск к обслуживанию полетов на английском языке, а также диспетчеров-инструкторов тренажеров организуются курсы повышения квалификации по специальности и английскому языку <text:s/>по совмещенной программе один раз в три года в образовательных учреждениях среднего и высшего профессионального образования гражданской авиации или АУЦ. Специалисты могут быть освобождены от курсов повышения квалификации в части английского языка в случае успешной сдачи экзамена экстерном по фразеологии радиообмена<text:span text:style-name="T15"> </text:span>и<text:span text:style-name="T15"> </text:span>наличия<text:span text:style-name="T8"> </text:span>уровня владения английским языком не ниже 4 (рабочего) по Шкале оценки языковых знаний ИКАО.</text:p>
      <text:p text:style-name="P20">74. В случаях необходимости работодатель может перенести сроки прохождения курсов повышения квалификации не более, чем на три месяца.</text:p>
      <text:p text:style-name="P20">75. Персонал ОВД и персонал ПВД, не прошедший в установленные сроки очередные курсы повышения квалификации независимо от причин, отстраняется от исполнения должностных обязанностей. Своевременное направление персонала ОВД и персонала ПВД на курсы повышения квалификации обеспечивается работодателем.</text:p>
      <text:p text:style-name="P20"><text:soft-page-break/>76. Оценки, полученные персоналом ОВД на курсах повышения квалификации, действительны в течение одного года для процедуры продления срока действия свидетельства диспетчера УВД.</text:p>
      <text:p text:style-name="P20">77. Для совершенствования и поддержания уровня языковой подготовки персонал ОВД может направляться в зарубежные учебные центры. Направлению в зарубежные учебные центры подлежат лица, прошедшие квалификационное тестирование и показавшие третий и выше уровень владения английским языком по Шкале оценки языковых знаний ИКАО. </text:p>
      <text:p text:style-name="P20">78. С целью поддержания достигнутого уровня знаний используемого в гражданской авиации языкового стандарта ИКАО непосредственно в организации дополнительно организуются и проводятся курсы поддержания <text:s/>квалификации в области языковой подготовки. </text:p>
      <text:p text:style-name="P20">Периодичность прохождения таких краткосрочных курсов персоналом ОВД устанавливается работодателем, но не должна превышать 18 месяцев между прохождением персоналом ОВД <text:s/>основных курсов повышения квалификации.</text:p>
      <text:p text:style-name="P20">79. При перерывах в работе по ОВД более одного года <text:s/>руководящий и диспетчерский состав ОВД проходит курсы повышения квалификации.</text:p>
      <text:p text:style-name="P20">80. В целях поддержания уровня квалификации персонала ОВД в <text:s/>центрах ОВД и в организациях организуются и проводятся: </text:p>
      <text:p text:style-name="P20">профессиональная (техническая) учеба, в том числе при подготовке к работе в осенне-зимний и весенне-летний периоды и для поддержания требуемого уровня владения английским языком;</text:p>
      <text:p text:style-name="P20">подготовка к продлению срока действия свидетельства диспетчера УВД;</text:p>
      <text:p text:style-name="P20">подготовка к повышению класса классной квалификации;</text:p>
      <text:p text:style-name="P20">тренажерная подготовка;</text:p>
      <text:p text:style-name="P20">стажировка.</text:p>
      <text:p text:style-name="P20">81. Для поддержания уровня профессиональной подготовки персонала ОВД в части практической подготовки создается подразделение поддержания практических навыков, в котором предусматривается:</text:p>
      <text:p text:style-name="P20">функционирование тренажерного центра или диспетчерского тренажера;</text:p>
      <text:p text:style-name="P20">наличие соответствующего для проведения обучения оборудования;</text:p>
      <text:p text:style-name="P20">наличие необходимого персонала. </text:p>
      <text:p text:style-name="P20">82. Тематика занятий в рамках системы поддержания квалификации в центрах ОВД (организациях) определяется планом профессиональной (технической) учебы. Занятия проводятся по расписанию. </text:p>
      <text:p text:style-name="P20">83. В соответствии с планом профессиональной (технической) учебы ежемесячно в центрах ОВД (службах движения) составляется расписание учебных занятий, которое утверждается его руководителем не позднее 25 числа каждого месяца. Количество часов таких занятий в течение месяца устанавливается планом профессиональной (технической) учебы из расчета <text:s/>не более восьми <text:s/>часов в месяц.</text:p>
      <text:p text:style-name="P20">84. Планы направления на профессиональную (техническую) учебу персонала ОВД составляются начальником центра ОВД (службы движения) на год с учетом имеющихся задач.</text:p>
      <text:p text:style-name="P20"><text:soft-page-break/>85. Профессиональная (техническая) учеба проводится с личным составом смен. Диспетчеры УВД, отсутствующие на занятиях, изучают учебный материал самостоятельно.</text:p>
      <text:p text:style-name="P20">86. О проведенных занятиях делается запись в журнале учета изучения документов и профессиональной учебы.</text:p>
      <text:p text:style-name="P20">87. Планирование, проведение и контроль состояния профессиональной (технической) учебы организовывают начальники центров ОВД.</text:p>
      <text:p text:style-name="P20">88. Основными видами профессиональной (технической) учебы являются:</text:p>
      <text:p text:style-name="P20">теоретические занятия;</text:p>
      <text:p text:style-name="P20">самостоятельная подготовка;</text:p>
      <text:p text:style-name="P20">тренажерная подготовка;</text:p>
      <text:p text:style-name="P20">розыгрыш УВД;</text:p>
      <text:p text:style-name="P20">разбор работы по организации и обслуживанию воздушного движения.</text:p>
      <text:p text:style-name="P20">89. Теоретические занятия проводятся в виде лекций, семинаров, конференций по тематике, утвержденной планом профессиональной (технической) учебы.</text:p>
      <text:p text:style-name="P20"><text:s/>Занятия проводятся также для изучения нормативных документов и информации по безопасности полетов.</text:p>
      <text:p text:style-name="P20">90. Самостоятельная подготовка персонала ОВД и персонала ПВД может проводиться дополнительно по результатам освоения пройденного материала или тестирования.</text:p>
      <text:p text:style-name="P20">91. Тренажерная подготовка проводится с личным составом смен с целью закрепления и правильной отработки знаний и навыков по управлению воздушным движением, полученных в процессе профессиональной (технической) учебы.</text:p>
      <text:p text:style-name="P20">92. Розыгрыши УВД проводятся в сменах по плану руководителя полетов (старшего диспетчера, диспетчера-инструктора).</text:p>
      <text:p text:style-name="P20">93. <text:s/>Разбор работы по организации и обслуживанию воздушного движения проводится с целью:</text:p>
      <text:p text:style-name="P20"><draw:frame draw:style-name="fr1" draw:name="Frame2" text:anchor-type="char" svg:x="7.9091in" svg:y="0.1417in" svg:width="0.6in" svg:height="0.3in" draw:z-index="0"><draw:text-box><text:p text:style-name="P12">- 27 -</text:p></draw:text-box></draw:frame>анализа работы за определенный период;</text:p>
      <text:p text:style-name="P20">обобщения и внедрения передового опыта работы;</text:p>
      <text:p text:style-name="P20">оценки работы дежурных смен и отдельных специалистов обслуживания воздушного движения.</text:p>
      <text:p text:style-name="P20">94. Разборы работы проводятся по плану и вне плана. Плановые <text:s text:c="2"/>разборы проводятся ежемесячно, внеплановые <text:s/>разборы проводятся с целью разбора обстоятельств и причин авиационных происшествий и авиационных инцидентов.</text:p>
      <text:p text:style-name="P20">95. При необходимости на разбор работы приглашаются представители других служб, участвующих в обеспечении полетов воздушных судов.</text:p>
      <text:p text:style-name="P20">96. Технические конференции проводятся по мере необходимости, как правило, два раза в год при подготовке к работе в осенне-зимний и весенне-летний периоды.</text:p>
      <text:p text:style-name="P20">97. Изучение нормативных документов и информации по безопасности полетов проводятся постоянно по мере поступления информации под роспись. Указанный вид обучения организуется руководителем полетов (начальника смены) и проводится в сменах.</text:p>
      <text:p text:style-name="P33"/>
      <text:p text:style-name="P34"/>
      <text:p text:style-name="P35"><text:soft-page-break/>ПРИЛОЖЕНИЕ </text:p>
      <text:p text:style-name="P42">к Порядку<text:span text:style-name="T11"> </text:span>функционирования непрерывной системы профессиональной подготовки, включая вопросы освидетельствования, стажировки, порядка допуска к работе, периодичности повышения квалификации руководящего и диспетчерского персонала <text:span text:style-name="T11"><text:s text:c="2"/><text:tab/></text:span></text:p>
      <text:h text:style-name="P36" text:outline-level="2">Объем стажировки персонала ОВД на диспетчерских пунктах при получении допуска к работе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3">№ п/п</text:p>
          </table:table-cell>
          <table:table-cell table:style-name="Table1.A1" table:number-rows-spanned="2" office:value-type="string">
            <text:p text:style-name="P4">Наименование пункта</text:p>
          </table:table-cell>
          <table:table-cell table:style-name="Table1.A1" table:number-columns-spanned="2" office:value-type="string">
            <text:p text:style-name="P3">Время стажировки, час*</text:p>
          </table:table-cell>
          <table:covered-table-cell/>
          <table:table-cell table:style-name="Table1.E1" table:number-rows-spanned="2" office:value-type="string">
            <text:p text:style-name="P4">Время ознакомления с работой смежных диспетчерских пунктов, час*</text:p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4">на рабочем месте</text:p>
          </table:table-cell>
          <table:table-cell table:style-name="Table1.A1" office:value-type="string">
            <text:p text:style-name="P4">на диспетчерском тренажере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E1" office:value-type="string">
            <text:p text:style-name="P4">5</text:p>
          </table:table-cell>
        </table:table-row>
        <table:table-row table:style-name="Table1.3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Standard">Диспетчерский пункт руления (ДПР)</text:p>
          </table:table-cell>
          <table:table-cell table:style-name="Table1.A1" office:value-type="string">
            <text:p text:style-name="P2">90</text:p>
          </table:table-cell>
          <table:table-cell table:style-name="Table1.A1" office:value-type="string">
            <text:p text:style-name="P2">10</text:p>
          </table:table-cell>
          <table:table-cell table:style-name="Table1.E1" office:value-type="string">
            <text:p text:style-name="P2">40</text:p>
          </table:table-cell>
        </table:table-row>
        <table:table-row table:style-name="Table1.3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Standard">Стартовый, вспомогательный стартовый диспетчерский пункт (СПД, ВСДП<text:span text:style-name="T3">)</text:span>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10</text:p>
          </table:table-cell>
          <table:table-cell table:style-name="Table1.E1" office:value-type="string">
            <text:p text:style-name="P2">70</text:p>
          </table:table-cell>
        </table:table-row>
        <table:table-row table:style-name="Table1.3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Standard">Диспетчерский пункт подхода, <text:s/>командно-диспетчерский пункт( Вышка), диспетчерский пункт круга, диспетчерский пункт системы посадки (ДПП, КДП, ДПК, ДПСП)</text:p>
          </table:table-cell>
          <table:table-cell table:style-name="Table1.A1" office:value-type="string">
            <text:p text:style-name="P2">300</text:p>
            <text:p text:style-name="P14"/>
          </table:table-cell>
          <table:table-cell table:style-name="Table1.A1" office:value-type="string">
            <text:p text:style-name="P2">75</text:p>
          </table:table-cell>
          <table:table-cell table:style-name="Table1.E1" office:value-type="string">
            <text:p text:style-name="P2">45</text:p>
          </table:table-cell>
        </table:table-row>
        <table:table-row table:style-name="Table1.3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Standard">Районный центр единой системы организации воздушного движения (РЦ ЕС ОрВД)</text:p>
          </table:table-cell>
          <table:table-cell table:style-name="Table1.A1" office:value-type="string">
            <text:p text:style-name="P2">300</text:p>
            <text:p text:style-name="P14"/>
          </table:table-cell>
          <table:table-cell table:style-name="Table1.A1" office:value-type="string">
            <text:p text:style-name="P2">75</text:p>
          </table:table-cell>
          <table:table-cell table:style-name="Table1.E1" office:value-type="string">
            <text:p text:style-name="P2">45</text:p>
          </table:table-cell>
        </table:table-row>
        <table:table-row table:style-name="Table1.3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Standard">Местный диспетчерский пункт (вспомогательный местный диспетчерский пункт), командно-диспетчерский, <text:s/>стартовый диспетчерский пункт и диспетчерский пункт круга местных воздушных линий (МДП, ВМДП, КДП МВЛ, СДП МВЛ, ДПК МВЛ)</text:p>
          </table:table-cell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20</text:p>
          </table:table-cell>
          <table:table-cell table:style-name="Table1.E1" office:value-type="string">
            <text:p text:style-name="P2">45</text:p>
          </table:table-cell>
        </table:table-row>
        <table:table-row table:style-name="Table1.3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Standard">Посадочный диспетчерский пункт (диспетчерский пункт системы посадки при наличии посадочного локатора) (ПДП,<text:span text:style-name="T3"> </text:span>ДПСП)</text:p>
          </table:table-cell>
          <table:table-cell table:style-name="Table1.A1" office:value-type="string">
            <text:p text:style-name="P2">300</text:p>
          </table:table-cell>
          <table:table-cell table:style-name="Table1.A1" office:value-type="string">
            <text:p text:style-name="P2">75</text:p>
          </table:table-cell>
          <table:table-cell table:style-name="Table1.E1" office:value-type="string">
            <text:p text:style-name="P2">45</text:p>
          </table:table-cell>
        </table:table-row>
        <table:table-row table:style-name="Table1.3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Standard">Для получения допуска <text:s/>старшего диспетчера, диспетчера-инструктора, руководителя полетов</text:p>
          </table:table-cell>
          <table:table-cell table:style-name="Table1.A1" office:value-type="string">
            <text:p text:style-name="P2">170</text:p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Standard">100 (с диспетчерскими пунктами <text:s/>аэродрома, (района УВД), сменами взаимодействующими при ОВД служб аэропорта)</text:p>
          </table:table-cell>
        </table:table-row>
      </table:table>
      <text:p text:style-name="P1">____________________________</text:p>
      <text:p text:style-name="P1">* <text:s/><text:span text:style-name="T12">Время <text:s/>стажировки и ознакомления с работой смежных диспетчерских пунктов (за исключением п/п 8) по решению работодателя может быть сокращено на 30%, если стажер проходил в данном центре ОВД производственную и <text:s/>преддипломную практику и имел положительные отзывы о её прохожд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text-align="justify" style:justify-single-word="false" fo:orphans="0" fo:widows="0" fo:text-indent="0.3937in" style:auto-text-indent="false" fo:keep-with-next="always"/>
      <style:text-properties fo:font-size="11pt" fo:font-weight="bold" style:font-size-asian="11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Calibri" style:font-name-complex="Calibri"/>
    </style:style>
    <style:style style:name="обычн_20_БО" style:display-name="обычн БО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style:font-name-complex="Arial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.1965in" fo:margin-right="0in" fo:margin-top="0in" fo:margin-bottom="0.0835in" fo:line-height="200%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_20_Знак_20_Знак6" style:display-name=" Знак Знак6" style:family="text" style:parent-style-name="Основной_20_шрифт_20_абзаца">
      <style:text-properties style:font-name="Arial" fo:font-style="italic" fo:font-weight="bold" style:font-name-asian="Times New Roman" style:font-style-asian="italic" style:font-weight-asian="bold" style:font-name-complex="Arial" style:font-size-complex="14pt" style:font-style-complex="italic" style:font-weight-complex="bold"/>
    </style:style>
    <style:style style:name="_20_Знак_20_Знак5" style:display-name=" Знак Знак5" style:family="text" style:parent-style-name="Основной_20_шрифт_20_абзаца">
      <style:text-properties fo:font-size="11pt" fo:font-weight="bold" style:font-name-asian="Times New Roman" style:font-size-asian="11pt" style:font-weight-asian="bold" style:font-name-complex="Times New Roman" style:font-size-complex="10pt"/>
    </style:style>
    <style:style style:name="_20_Знак_20_Знак4" style:display-name=" Знак Знак4" style:family="text" style:parent-style-name="Основной_20_шрифт_20_абзаца">
      <style:text-properties style:font-name="Calibri" fo:font-size="12pt" style:font-name-asian="Times New Roman" style:font-size-asian="12pt" style:font-name-complex="Times New Roman" style:font-size-complex="12pt"/>
    </style:style>
    <style:style style:name="_20_Знак_20_Знак3" style:display-name=" Знак Знак3" style:family="text" style:parent-style-name="Основной_20_шрифт_20_абзаца">
      <style:text-properties fo:font-size="12pt" style:font-name-asian="Times New Roman" style:font-size-asian="12pt" style:font-name-complex="Times New Roman" style:font-size-complex="12pt"/>
    </style:style>
    <style:style style:name="Цветовое_20_выделение" style:display-name="Цветовое выделение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name-asian="Times New Roman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_20_Знак_20_Знак1" style:display-name=" Знак Знак1" style:family="text" style:parent-style-name="Основной_20_шрифт_20_абзаца">
      <style:text-properties fo:font-size="12pt" style:font-name-asian="Times New Roman" style:font-size-asian="12pt" style:font-name-complex="Times New Roman" style:font-size-complex="12pt"/>
    </style:style>
    <style:style style:name="_20_Знак_20_Знак" style:display-name=" Знак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.95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08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08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4.208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0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08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708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208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7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.95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08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08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4.208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0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08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708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208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7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2953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6</text:page-number></text:p>
        <text:p text:style-name="Header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</dc:title>
    <meta:initial-creator>Mamedov_RA</meta:initial-creator>
    <meta:creation-date>2010-07-28T11:34:00</meta:creation-date>
    <dc:creator>Савельева Л. Б.</dc:creator>
    <dc:date>2010-07-28T11:34:00</dc:date>
    <meta:print-date>2010-07-05T09:21:00</meta:print-date>
    <meta:editing-cycles>2</meta:editing-cycles>
    <meta:editing-duration>PT1M</meta:editing-duration>
    <meta:document-statistic meta:table-count="1" meta:image-count="0" meta:object-count="0" meta:page-count="16" meta:paragraph-count="302" meta:word-count="4642" meta:character-count="39575" meta:non-whitespace-character-count="34950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